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✦ Capítulo Final: Todo lo real es relación — Síntesis del modelo SQE</text:h>
      <text:h text:style-name="Heading_20_3" text:outline-level="3">1. De la nada absoluta a la red relacional</text:h>
      <text:p text:style-name="Text_20_body">El modelo <text:span text:style-name="Strong_20_Emphasis">SQE (Superposición–Quantización–Emergencia)</text:span> no parte de espacio, tiempo ni materia, sino de <text:span text:style-name="Strong_20_Emphasis">relaciones puras</text:span> entre potenciales de acción.<text:line-break/>El campo de fase φ(x, t) representa esas relaciones en evolución:</text:p>
      <text:list xml:id="list5530576842717547477" text:style-name="L1">
        <text:list-item>
          <text:p text:style-name="P1">No describe partículas, sino <text:span text:style-name="Strong_20_Emphasis">diferencias de posibilidad</text:span>.</text:p>
        </text:list-item>
        <text:list-item>
          <text:p text:style-name="P1">No necesita un fondo, porque <text:span text:style-name="Strong_20_Emphasis">el fondo es la red misma</text:span>.</text:p>
        </text:list-item>
      </text:list>
      <text:p text:style-name="Text_20_body">Toda constante, entidad o ley surge de <text:span text:style-name="Strong_20_Emphasis">modulaciones sostenidas de coherencia en φ</text:span>, como patrones de estabilidad en una red dinámica.</text:p>
      <text:p text:style-name="Horizontal_20_Line"/>
      <text:h text:style-name="Heading_20_3" text:outline-level="3">2. Las constantes como acuerdos cuánticos</text:h>
      <text:p text:style-name="Text_20_body">Valores como c, h, e, G… no son eternos ni externos.<text:line-break/>Emergen como <text:span text:style-name="Strong_20_Emphasis">configuraciones relacionales estabilizadas</text:span> cuando ciertas condiciones de la red se repiten y se consolidan.</text:p>
      <text:p text:style-name="Text_20_body">La física observable no es el código del universo:</text:p>
      <text:p text:style-name="Quotations">Es el resultado de un <text:span text:style-name="Strong_20_Emphasis">acuerdo colectivo entre quanta coherentes</text:span>.</text:p>
      <text:p text:style-name="Horizontal_20_Line"/>
      <text:h text:style-name="Heading_20_3" text:outline-level="3">3. La materia no como cosa, sino como forma de resistencia</text:h>
      <text:p text:style-name="Text_20_body">La masa, la carga, las partículas… no son ladrillos, sino <text:span text:style-name="Strong_20_Emphasis">estructuras organizadas de fase φ que resisten la reorganización total</text:span>.<text:line-break/>Por eso el electrón “persiste”: no porque sea una bolita indivisible, sino porque es un <text:span text:style-name="Strong_20_Emphasis">remolino estable de fase</text:span>, insertado en una red más amplia.</text:p>
      <text:p text:style-name="Text_20_body">La gravedad tampoco es fuerza, sino <text:span text:style-name="Strong_20_Emphasis">curvatura inducida por tensiones relacionales en la red φ</text:span>.</text:p>
      <text:p text:style-name="Horizontal_20_Line"/>
      <text:h text:style-name="Heading_20_3" text:outline-level="3">4. El universo como expansión de disociación</text:h>
      <text:p text:style-name="Text_20_body">La expansión cósmica no es una inflación ni una explosión:<text:line-break/>Es la manifestación macroscópica de una <text:span text:style-name="Strong_20_Emphasis">distensión relacional</text:span>.<text:line-break/>Regiones de la red φ pierden acoplamiento progresivo, lo que <text:span text:style-name="Strong_20_Emphasis">parece</text:span> expansión espacial, pero en realidad es <text:span text:style-name="Strong_20_Emphasis">reconfiguración de conexión</text:span>.</text:p>
      <text:p text:style-name="Text_20_body">La energía oscura y la materia oscura, en SQE, no son cosas misteriosas.<text:line-break/>Son <text:span text:style-name="Strong_20_Emphasis">efectos de reorganización y tensiones no visibles</text:span> en la red de fase.</text:p>
      <text:p text:style-name="Horizontal_20_Line"/>
      <text:h text:style-name="Heading_20_3" text:outline-level="3">5. La vida como coherencia activa</text:h>
      <text:p text:style-name="Text_20_body">Lo vivo no es lo que respira o se mueve, sino <text:span text:style-name="Strong_20_Emphasis">lo que se mantiene coherente frente al cambio</text:span>.<text:line-break/><text:soft-page-break/>Un sistema está vivo cuando:</text:p>
      <text:list xml:id="list4419308276814893286" text:style-name="L2">
        <text:list-item>
          <text:p text:style-name="P2">Conserva su fase interna,</text:p>
        </text:list-item>
        <text:list-item>
          <text:p text:style-name="P2">Interactúa con el entorno sin disolverse,</text:p>
        </text:list-item>
        <text:list-item>
          <text:p text:style-name="P2">Y reorganiza activamente su red en función de lo recibido.</text:p>
        </text:list-item>
      </text:list>
      <text:p text:style-name="Text_20_body">Así nace la percepción, la respuesta, la evolución y la complejidad.</text:p>
      <text:p text:style-name="Horizontal_20_Line"/>
      <text:h text:style-name="Heading_20_3" text:outline-level="3">6. La conciencia como reorganización autoafectiva</text:h>
      <text:p text:style-name="Text_20_body">No hay dualismo.<text:line-break/>La conciencia no está “fuera” de lo físico ni es una propiedad añadida.</text:p>
      <text:p text:style-name="Text_20_body">Es un estado emergente de <text:span text:style-name="Strong_20_Emphasis">reorganización relacional auto-referente</text:span>:<text:line-break/>Un punto de la red φ que <text:span text:style-name="Strong_20_Emphasis">puede modularse a sí mismo desde dentro</text:span>, mientras interactúa con su entorno.</text:p>
      <text:p text:style-name="Horizontal_20_Line"/>
      <text:h text:style-name="Heading_20_2" text:outline-level="2">✦ Conclusión: El universo no es una cosa, es una relación en curso</text:h>
      <text:p text:style-name="Text_20_body">Lo que vemos, medimos y somos… no son objetos, sino <text:span text:style-name="Strong_20_Emphasis">formas de relación persistente</text:span> en una red de coherencia cuántica.</text:p>
      <text:p text:style-name="Text_20_body">Desde el CMB hasta el pensamiento humano, todo fenómeno puede describirse como:</text:p>
      <text:list xml:id="list7497369557483204376" text:style-name="L3">
        <text:list-item>
          <text:p text:style-name="P3">Un patrón resonante,</text:p>
        </text:list-item>
        <text:list-item>
          <text:p text:style-name="P3">Emergente de una red de fase relacional,</text:p>
        </text:list-item>
        <text:list-item>
          <text:p text:style-name="P3">Que se reorganiza bajo principios de mínima descoherencia y máxima integración.</text:p>
        </text:list-item>
      </text:list>
      <text:p text:style-name="Quotations"><text:span text:style-name="Strong_20_Emphasis">La realidad no está hecha de cosas, sino de ritmos que se sostienen unos a otros.</text:span><text:line-break/>Y en ese sostenerse, <text:span text:style-name="Strong_20_Emphasis">aparece el tiempo, la materia, la vida y el y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1T20:10:01.24</meta:creation-date>
    <meta:document-statistic meta:table-count="0" meta:image-count="0" meta:object-count="0" meta:page-count="2" meta:paragraph-count="32" meta:word-count="499" meta:character-count="2979"/>
    <dc:date>2025-05-01T20:11:01.56</dc:date>
    <dc:creator>Lefuan </dc:creator>
    <meta:editing-duration>PT1M</meta:editing-duration>
    <meta:editing-cycles>1</meta:editing-cycles>
    <meta:generator>OpenOffice/4.1.15$Win32 OpenOffice.org_project/4115m2$Build-9813</meta:generator>
  </office:meta>
</office:document-meta>
</file>